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2000000C4A82A5C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dc05d" officeooo:paragraph-rsid="000dc05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loext:opacity="100%" fo:font-size="26pt" fo:font-weight="bold" officeooo:rsid="000dc05d" officeooo:paragraph-rsid="000dc05d" fo:background-color="#000000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matge Sense Drets D’aut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Imatge_25_20AO" draw:display-name="Imatge%20AO" xlink:href="Pictures/1000000000000102000000C4A82A5CD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bitmap" draw:fill-color="#729fcf" draw:fill-image-name="Imatge_25_20AO" draw:opacity="50%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102000000C4A82A5CD5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color="#729fcf" draw:fill-image-name="Imatge_25_20AO" draw:opacity="50%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24:15.090743338</meta:creation-date>
    <dc:date>2024-11-19T09:30:41.186844525</dc:date>
    <meta:editing-duration>PT6M27S</meta:editing-duration>
    <meta:editing-cycles>1</meta:editing-cycles>
    <meta:document-statistic meta:table-count="0" meta:image-count="0" meta:object-count="0" meta:page-count="1" meta:paragraph-count="1" meta:word-count="4" meta:character-count="26" meta:non-whitespace-character-count="23"/>
    <meta:generator>LibreOffice/24.2.6.2$Linux_X86_64 LibreOffice_project/420$Build-2</meta:generator>
  </office:meta>
</office:document-meta>
</file>